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6.456cm"/>
    </style:style>
    <style:style style:name="co5" style:family="table-column">
      <style:table-column-properties fo:break-before="auto" style:column-width="7.43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6" table:default-cell-style-name="ce1"/>
        <table:table-column table:style-name="co6" table:number-columns-repeated="973" table:default-cell-style-name="ce1"/>
        <table:table-row table:style-name="ro2">
          <table:table-cell office:value-type="string">
            <text:p>Nombre</text:p>
          </table:table-cell>
          <table:table-cell office:value-type="string">
            <text:p>horario1</text:p>
          </table:table-cell>
          <table:table-cell office:value-type="string">
            <text:p>horario2</text:p>
          </table:table-cell>
          <table:table-cell office:value-type="string">
            <text:p>horario3</text:p>
          </table:table-cell>
          <table:table-cell office:value-type="string">
            <text:p>horario4</text:p>
          </table:table-cell>
          <table:table-cell office:value-type="string">
            <text:p>#</text:p>
          </table:table-cell>
          <table:table-cell office:value-type="string">
            <text:p>Estaciones----&gt;</text:p>
          </table:table-cell>
          <table:table-cell table:number-columns-repeated="1017"/>
        </table:table-row>
        <table:table-row table:style-name="ro2">
          <table:table-cell office:value-type="string">
            <text:p>F1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Cardio Infantíl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Alcalá</text:p>
          </table:table-cell>
          <table:table-cell office:value-type="string">
            <text:p>Prado</text:p>
          </table:table-cell>
          <table:table-cell office:value-type="string">
            <text:p>Cl 127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Cl 100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Cl 76</text:p>
          </table:table-cell>
          <table:table-cell office:value-type="string">
            <text:p>Cl 72</text:p>
          </table:table-cell>
          <table:table-cell office:value-type="string">
            <text:p>Flores</text:p>
          </table:table-cell>
          <table:table-cell office:value-type="string">
            <text:p>Cl 63</text:p>
          </table:table-cell>
          <table:table-cell office:value-type="string">
            <text:p>Cl 57</text:p>
          </table:table-cell>
          <table:table-cell office:value-type="string">
            <text:p>Marly</text:p>
          </table:table-cell>
          <table:table-cell office:value-type="string">
            <text:p>Cl 45</text:p>
          </table:table-cell>
          <table:table-cell office:value-type="string">
            <text:p>Av. 39</text:p>
          </table:table-cell>
          <table:table-cell office:value-type="string">
            <text:p>Profamilia</text:p>
          </table:table-cell>
          <table:table-cell office:value-type="string">
            <text:p>Cl 26</text:p>
          </table:table-cell>
          <table:table-cell office:value-type="string">
            <text:p>Cl 22</text:p>
          </table:table-cell>
          <table:table-cell office:value-type="string">
            <text:p>Cl 19</text:p>
          </table:table-cell>
          <table:table-cell office:value-type="string">
            <text:p>Av. Jiménez</text:p>
          </table:table-cell>
          <table:table-cell office:value-type="string">
            <text:p>De La Sabana</text:p>
          </table:table-cell>
          <table:table-cell office:value-type="string">
            <text:p>San Fason - Cr 22</text:p>
          </table:table-cell>
          <table:table-cell office:value-type="string">
            <text:p>Ricaurte</text:p>
          </table:table-cell>
          <table:table-cell office:value-type="string">
            <text:p>CDS - Cr 32</text:p>
          </table:table-cell>
          <table:table-cell office:value-type="string">
            <text:p>Zona Industrial</text:p>
          </table:table-cell>
          <table:table-cell office:value-type="string">
            <text:p>Cr 43</text:p>
          </table:table-cell>
          <table:table-cell office:value-type="string">
            <text:p>Puente Aranda</text:p>
          </table:table-cell>
          <table:table-cell office:value-type="string">
            <text:p>Américas - Cr 53a</text:p>
          </table:table-cell>
          <table:table-cell office:value-type="string">
            <text:p>Pradera</text:p>
          </table:table-cell>
          <table:table-cell office:value-type="string">
            <text:p>Marsella</text:p>
          </table:table-cell>
          <table:table-cell office:value-type="string">
            <text:p>Mundo Aventura</text:p>
          </table:table-cell>
          <table:table-cell office:value-type="string">
            <text:p>Mandalay</text:p>
          </table:table-cell>
          <table:table-cell office:value-type="string">
            <text:p>Banderas</text:p>
          </table:table-cell>
          <table:table-cell office:value-type="string">
            <text:p>Tv 86</text:p>
          </table:table-cell>
          <table:table-cell office:value-type="string">
            <text:p>Biblioteca Tintal</text:p>
          </table:table-cell>
          <table:table-cell office:value-type="string">
            <text:p>Patio Bonito</text:p>
          </table:table-cell>
          <table:table-cell office:value-type="string">
            <text:p>Portal Américas</text:p>
          </table:table-cell>
          <table:table-cell table:number-columns-repeated="973"/>
        </table:table-row>
        <table:table-row table:style-name="ro2">
          <table:table-cell office:value-type="string">
            <text:p>B1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Américas</text:p>
          </table:table-cell>
          <table:table-cell office:value-type="string">
            <text:p>Patio Bonito</text:p>
          </table:table-cell>
          <table:table-cell office:value-type="string">
            <text:p>Biblioteca Tintal</text:p>
          </table:table-cell>
          <table:table-cell office:value-type="string">
            <text:p>Tv 86</text:p>
          </table:table-cell>
          <table:table-cell office:value-type="string">
            <text:p>Banderas</text:p>
          </table:table-cell>
          <table:table-cell office:value-type="string">
            <text:p>Mandalay</text:p>
          </table:table-cell>
          <table:table-cell office:value-type="string">
            <text:p>Mundo Aventura</text:p>
          </table:table-cell>
          <table:table-cell office:value-type="string">
            <text:p>Marsella</text:p>
          </table:table-cell>
          <table:table-cell office:value-type="string">
            <text:p>Pradera</text:p>
          </table:table-cell>
          <table:table-cell office:value-type="string">
            <text:p>Américas - Cr 53a</text:p>
          </table:table-cell>
          <table:table-cell office:value-type="string">
            <text:p>Puente Aranda</text:p>
          </table:table-cell>
          <table:table-cell office:value-type="string">
            <text:p>Cr 43</text:p>
          </table:table-cell>
          <table:table-cell office:value-type="string">
            <text:p>Zona Industrial</text:p>
          </table:table-cell>
          <table:table-cell office:value-type="string">
            <text:p>CDS - Cr 32</text:p>
          </table:table-cell>
          <table:table-cell office:value-type="string">
            <text:p>Ricaurte</text:p>
          </table:table-cell>
          <table:table-cell office:value-type="string">
            <text:p>San Fason - Cr 22</text:p>
          </table:table-cell>
          <table:table-cell office:value-type="string">
            <text:p>De La Sabana</text:p>
          </table:table-cell>
          <table:table-cell office:value-type="string">
            <text:p>Av. Jiménez</text:p>
          </table:table-cell>
          <table:table-cell office:value-type="string">
            <text:p>Cl 19</text:p>
          </table:table-cell>
          <table:table-cell office:value-type="string">
            <text:p>Cl 22</text:p>
          </table:table-cell>
          <table:table-cell office:value-type="string">
            <text:p>Cl 26</text:p>
          </table:table-cell>
          <table:table-cell office:value-type="string">
            <text:p>Profamilia</text:p>
          </table:table-cell>
          <table:table-cell office:value-type="string">
            <text:p>Av. 39</text:p>
          </table:table-cell>
          <table:table-cell office:value-type="string">
            <text:p>Cl 45</text:p>
          </table:table-cell>
          <table:table-cell office:value-type="string">
            <text:p>Marly</text:p>
          </table:table-cell>
          <table:table-cell office:value-type="string">
            <text:p>Cl 57</text:p>
          </table:table-cell>
          <table:table-cell office:value-type="string">
            <text:p>Cl 63</text:p>
          </table:table-cell>
          <table:table-cell office:value-type="string">
            <text:p>Flores</text:p>
          </table:table-cell>
          <table:table-cell office:value-type="string">
            <text:p>Cl 72</text:p>
          </table:table-cell>
          <table:table-cell office:value-type="string">
            <text:p>Cl 76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0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27</text:p>
          </table:table-cell>
          <table:table-cell office:value-type="string">
            <text:p>Prado</text:p>
          </table:table-cell>
          <table:table-cell office:value-type="string">
            <text:p>Alcalá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Cardio Infantíl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973"/>
        </table:table-row>
        <table:table-row table:style-name="ro2">
          <table:table-cell office:value-type="string">
            <text:p>C2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Sevillana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ena</text:p>
          </table:table-cell>
          <table:table-cell office:value-type="string">
            <text:p>Santa Isabel</text:p>
          </table:table-cell>
          <table:table-cell office:value-type="string">
            <text:p>Comuneros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Av. El Dorado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Suba - Cl 100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Humedal Cordoba</text:p>
          </table:table-cell>
          <table:table-cell office:value-type="string">
            <text:p>Niza - Cl 127</text:p>
          </table:table-cell>
          <table:table-cell office:value-type="string">
            <text:p>Suba - Av. Boyacá</text:p>
          </table:table-cell>
          <table:table-cell office:value-type="string">
            <text:p>Gratamira</text:p>
          </table:table-cell>
          <table:table-cell office:value-type="string">
            <text:p>21 Angeles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82"/>
        </table:table-row>
        <table:table-row table:style-name="ro2">
          <table:table-cell office:value-type="string">
            <text:p>G2</text:p>
          </table:table-cell>
          <table:table-cell table:number-columns-repeated="2"/>
          <table:table-cell office:value-type="string">
            <text:p>1,2,3,4,5,6 : 5:00 am - 11:00 pm</text:p>
          </table:table-cell>
          <table:table-cell office:value-type="string">
            <text:p>7,0 : de 6:00 am - 10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21 Angeles</text:p>
          </table:table-cell>
          <table:table-cell office:value-type="string">
            <text:p>Gratamira</text:p>
          </table:table-cell>
          <table:table-cell office:value-type="string">
            <text:p>Suba - Av. Boyacá</text:p>
          </table:table-cell>
          <table:table-cell office:value-type="string">
            <text:p>Niza - Cl 127</text:p>
          </table:table-cell>
          <table:table-cell office:value-type="string">
            <text:p>Humedal Cordoba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100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Av. El Dorado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Comuneros</text:p>
          </table:table-cell>
          <table:table-cell office:value-type="string">
            <text:p>Santa Isabel</text:p>
          </table:table-cell>
          <table:table-cell office:value-type="string">
            <text:p>Sena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Sevillana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982"/>
        </table:table-row>
        <table:table-row table:style-name="ro2">
          <table:table-cell office:value-type="string">
            <text:p>C16</text:p>
          </table:table-cell>
          <table:table-cell table:number-columns-repeated="2"/>
          <table:table-cell office:value-type="string">
            <text:p>1,2,3,4,5,6 : 5:00 am - 9:00 am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General Santander</text:p>
          </table:table-cell>
          <table:table-cell office:value-type="string">
            <text:p>NQS - Cl 38a S</text:p>
          </table:table-cell>
          <table:table-cell office:value-type="string">
            <text:p>NQS - Cl 30 S</text:p>
          </table:table-cell>
          <table:table-cell office:value-type="string">
            <text:p>Santa Isabel</text:p>
          </table:table-cell>
          <table:table-cell office:value-type="string">
            <text:p>Ricaurte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Coliseo</text:p>
          </table:table-cell>
          <table:table-cell office:value-type="string">
            <text:p>Simón Bolivar</text:p>
          </table:table-cell>
          <table:table-cell office:value-type="string">
            <text:p>Av. Chile</text:p>
          </table:table-cell>
          <table:table-cell office:value-type="string">
            <text:p>NQS - Cl 75</text:p>
          </table:table-cell>
          <table:table-cell office:value-type="string">
            <text:p>San Martín</text:p>
          </table:table-cell>
          <table:table-cell office:value-type="string">
            <text:p>Rionegro</text:p>
          </table:table-cell>
          <table:table-cell office:value-type="string">
            <text:p>Suba - Cl 95</text:p>
          </table:table-cell>
          <table:table-cell office:value-type="string">
            <text:p>Puentelargo</text:p>
          </table:table-cell>
          <table:table-cell office:value-type="string">
            <text:p>Shaio</text:p>
          </table:table-cell>
          <table:table-cell office:value-type="string">
            <text:p>Suba - Av. Boyacá</text:p>
          </table:table-cell>
          <table:table-cell office:value-type="string">
            <text:p>Suba - Tv 91</text:p>
          </table:table-cell>
          <table:table-cell office:value-type="string">
            <text:p>La Campiña</text:p>
          </table:table-cell>
          <table:table-cell office:value-type="string">
            <text:p>Portal Suba</text:p>
          </table:table-cell>
          <table:table-cell table:number-columns-repeated="995"/>
        </table:table-row>
        <table:table-row table:style-name="ro2">
          <table:table-cell office:value-type="string">
            <text:p>G16</text:p>
          </table:table-cell>
          <table:table-cell table:number-columns-repeated="2"/>
          <table:table-cell office:value-type="string">
            <text:p>1,2,3,4,5,6 : 5:00 am - 9:00 am</text:p>
          </table:table-cell>
          <table:table-cell office:value-type="string">
            <text:p>6 : de 4:00 pm - 8:00 pm</text:p>
          </table:table-cell>
          <table:table-cell office:value-type="string">
            <text:p>#</text:p>
          </table:table-cell>
          <table:table-cell office:value-type="string">
            <text:p>Portal Suba</text:p>
          </table:table-cell>
          <table:table-cell office:value-type="string">
            <text:p>La Campiña</text:p>
          </table:table-cell>
          <table:table-cell office:value-type="string">
            <text:p>Suba - Tv 91</text:p>
          </table:table-cell>
          <table:table-cell office:value-type="string">
            <text:p>Suba - Av. Boyacá</text:p>
          </table:table-cell>
          <table:table-cell office:value-type="string">
            <text:p>Shaio</text:p>
          </table:table-cell>
          <table:table-cell office:value-type="string">
            <text:p>Puentelargo</text:p>
          </table:table-cell>
          <table:table-cell office:value-type="string">
            <text:p>Suba - Cl 95</text:p>
          </table:table-cell>
          <table:table-cell office:value-type="string">
            <text:p>Rionegro</text:p>
          </table:table-cell>
          <table:table-cell office:value-type="string">
            <text:p>San Martín</text:p>
          </table:table-cell>
          <table:table-cell office:value-type="string">
            <text:p>NQS - Cl 75</text:p>
          </table:table-cell>
          <table:table-cell office:value-type="string">
            <text:p>Av. Chile</text:p>
          </table:table-cell>
          <table:table-cell office:value-type="string">
            <text:p>Simón Bolivar</text:p>
          </table:table-cell>
          <table:table-cell office:value-type="string">
            <text:p>Coliseo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Ricaurte</text:p>
          </table:table-cell>
          <table:table-cell office:value-type="string">
            <text:p>Santa Isabel</text:p>
          </table:table-cell>
          <table:table-cell office:value-type="string">
            <text:p>NQS - Cl 30 S</text:p>
          </table:table-cell>
          <table:table-cell office:value-type="string">
            <text:p>NQS - Cl 38a S</text:p>
          </table:table-cell>
          <table:table-cell office:value-type="string">
            <text:p>General Santander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995"/>
        </table:table-row>
        <table:table-row table:style-name="ro2">
          <table:table-cell office:value-type="string">
            <text:p>B54</text:p>
          </table:table-cell>
          <table:table-cell table:number-columns-repeated="2"/>
          <table:table-cell office:value-type="string">
            <text:p>1,2,3,4,5 : 5:30 am - 8:00 am</text:p>
          </table:table-cell>
          <table:table-cell/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Perdomo</text:p>
          </table:table-cell>
          <table:table-cell office:value-type="string">
            <text:p>Madelena</text:p>
          </table:table-cell>
          <table:table-cell office:value-type="string">
            <text:p>General Santander</text:p>
          </table:table-cell>
          <table:table-cell office:value-type="string">
            <text:p>Héroes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2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table:number-columns-repeated="1007"/>
        </table:table-row>
        <table:table-row table:style-name="ro2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</text:p>
          </table:table-cell>
          <table:table-cell office:value-type="string">
            <text:p>6 : de 6:00 am - 9:3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999"/>
        </table:table-row>
        <table:table-row table:style-name="ro2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</text:p>
          </table:table-cell>
          <table:table-cell office:value-type="string">
            <text:p>6 : de 6:3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999"/>
        </table:table-row>
        <table:table-row table:style-name="ro2">
          <table:table-cell office:value-type="string">
            <text:p>G61</text:p>
          </table:table-cell>
          <table:table-cell table:number-columns-repeated="2"/>
          <table:table-cell office:value-type="string">
            <text:p>1,2,3,4,5 : de 5:00 pm - 8:00 pm</text:p>
          </table:table-cell>
          <table:table-cell/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Cl 142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Héroes</text:p>
          </table:table-cell>
          <table:table-cell office:value-type="string">
            <text:p>General Santander</text:p>
          </table:table-cell>
          <table:table-cell office:value-type="string">
            <text:p>Madelena</text:p>
          </table:table-cell>
          <table:table-cell office:value-type="string">
            <text:p>Perdomo</text:p>
          </table:table-cell>
          <table:table-cell office:value-type="string">
            <text:p>Portal Sur</text:p>
          </table:table-cell>
          <table:table-cell table:number-columns-repeated="100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99"/>
        </table:table-row>
        <table:table-row table:style-name="ro1">
          <table:table-cell office:value-type="string">
            <text:p>B11</text:p>
          </table:table-cell>
          <table:table-cell table:number-columns-repeated="2"/>
          <table:table-cell office:value-type="string">
            <text:p>1,2,3,4,5 : 5:30 am - 9:00 pm</text:p>
          </table:table-cell>
          <table:table-cell office:value-type="string">
            <text:p>6 : de 6:00 am - 9:30 pm</text:p>
          </table:table-cell>
          <table:table-cell office:value-type="string">
            <text:p>#</text:p>
          </table:table-cell>
          <table:table-cell office:value-type="string">
            <text:p>Portal Sur</text:p>
          </table:table-cell>
          <table:table-cell office:value-type="string">
            <text:p>Venecia</text:p>
          </table:table-cell>
          <table:table-cell office:value-type="string">
            <text:p>Alquería</text:p>
          </table:table-cell>
          <table:table-cell office:value-type="string">
            <text:p>Sena</text:p>
          </table:table-cell>
          <table:table-cell office:value-type="string">
            <text:p>Ricaurte</text:p>
          </table:table-cell>
          <table:table-cell office:value-type="string">
            <text:p>Paloquemao</text:p>
          </table:table-cell>
          <table:table-cell office:value-type="string">
            <text:p>Cad</text:p>
          </table:table-cell>
          <table:table-cell office:value-type="string">
            <text:p>U. Nacional</text:p>
          </table:table-cell>
          <table:table-cell office:value-type="string">
            <text:p>Campín</text:p>
          </table:table-cell>
          <table:table-cell office:value-type="string">
            <text:p>Escuela Militar</text:p>
          </table:table-cell>
          <table:table-cell office:value-type="string">
            <text:p>Héroes</text:p>
          </table:table-cell>
          <table:table-cell office:value-type="string">
            <text:p>Cl 85</text:p>
          </table:table-cell>
          <table:table-cell office:value-type="string">
            <text:p>Virrey</text:p>
          </table:table-cell>
          <table:table-cell office:value-type="string">
            <text:p>Cl 106</text:p>
          </table:table-cell>
          <table:table-cell office:value-type="string">
            <text:p>Pepe Sierra</text:p>
          </table:table-cell>
          <table:table-cell office:value-type="string">
            <text:p>Cl 146</text:p>
          </table:table-cell>
          <table:table-cell office:value-type="string">
            <text:p>Mazurén</text:p>
          </table:table-cell>
          <table:table-cell office:value-type="string">
            <text:p>Toberín</text:p>
          </table:table-cell>
          <table:table-cell office:value-type="string">
            <text:p>Portal Norte</text:p>
          </table:table-cell>
          <table:table-cell table:number-columns-repeated="999"/>
        </table:table-row>
        <table:table-row table:style-name="ro1">
          <table:table-cell office:value-type="string">
            <text:p>G11</text:p>
          </table:table-cell>
          <table:table-cell table:number-columns-repeated="2"/>
          <table:table-cell office:value-type="string">
            <text:p>1,2,3,4,5 : de 6:00 am - 9:30 pm</text:p>
          </table:table-cell>
          <table:table-cell office:value-type="string">
            <text:p>6 : de 6:30 am - 10:00 pm</text:p>
          </table:table-cell>
          <table:table-cell office:value-type="string">
            <text:p>#</text:p>
          </table:table-cell>
          <table:table-cell office:value-type="string">
            <text:p>Portal Norte</text:p>
          </table:table-cell>
          <table:table-cell office:value-type="string">
            <text:p>Toberín</text:p>
          </table:table-cell>
          <table:table-cell office:value-type="string">
            <text:p>Mazurén</text:p>
          </table:table-cell>
          <table:table-cell office:value-type="string">
            <text:p>Cl 146</text:p>
          </table:table-cell>
          <table:table-cell office:value-type="string">
            <text:p>Pepe Sierra</text:p>
          </table:table-cell>
          <table:table-cell office:value-type="string">
            <text:p>Cl 106</text:p>
          </table:table-cell>
          <table:table-cell office:value-type="string">
            <text:p>Virrey</text:p>
          </table:table-cell>
          <table:table-cell office:value-type="string">
            <text:p>Cl 85</text:p>
          </table:table-cell>
          <table:table-cell office:value-type="string">
            <text:p>Héroes</text:p>
          </table:table-cell>
          <table:table-cell office:value-type="string">
            <text:p>Escuela Militar</text:p>
          </table:table-cell>
          <table:table-cell office:value-type="string">
            <text:p>Campín</text:p>
          </table:table-cell>
          <table:table-cell office:value-type="string">
            <text:p>U. Nacional</text:p>
          </table:table-cell>
          <table:table-cell office:value-type="string">
            <text:p>Cad</text:p>
          </table:table-cell>
          <table:table-cell office:value-type="string">
            <text:p>Paloquemao</text:p>
          </table:table-cell>
          <table:table-cell office:value-type="string">
            <text:p>Ricaurte</text:p>
          </table:table-cell>
          <table:table-cell office:value-type="string">
            <text:p>Sena</text:p>
          </table:table-cell>
          <table:table-cell office:value-type="string">
            <text:p>Alquería</text:p>
          </table:table-cell>
          <table:table-cell office:value-type="string">
            <text:p>Venecia</text:p>
          </table:table-cell>
          <table:table-cell office:value-type="string">
            <text:p>Portal Sur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5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CO">
      <number:currency-symbol number:language="es" number:country="CO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5/04/2011</text:date>, <text:time>08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ITOsmosys </meta:initial-creator>
    <dc:creator>ITOsmosys </dc:creator>
    <meta:creation-date>2011-02-23T15:12:17Z</meta:creation-date>
    <dc:date>2011-04-05T08:39:57</dc:date>
    <meta:editing-cycles>4</meta:editing-cycles>
    <meta:editing-duration>PT19H08M12S</meta:editing-duration>
    <meta:document-statistic meta:table-count="3" meta:cell-count="398" meta:object-count="0"/>
  </office:meta>
</office:document-meta>
</file>